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62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4.694cm"/>
    </style:style>
    <style:style style:name="co5" style:family="table-column">
      <style:table-column-properties fo:break-before="auto" style:column-width="6.572cm"/>
    </style:style>
    <style:style style:name="co6" style:family="table-column">
      <style:table-column-properties fo:break-before="auto" style:column-width="7.66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63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4.556cm"/>
    </style:style>
    <style:style style:name="co11" style:family="table-column">
      <style:table-column-properties fo:break-before="auto" style:column-width="6.396cm"/>
    </style:style>
    <style:style style:name="co12" style:family="table-column">
      <style:table-column-properties fo:break-before="auto" style:column-width="7.3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8.345cm" fo:break-before="auto" style:use-optimal-row-height="true"/>
    </style:style>
    <style:style style:name="ro3" style:family="table-row">
      <style:table-row-properties style:row-height="10.003cm" fo:break-before="auto" style:use-optimal-row-height="true"/>
    </style:style>
    <style:style style:name="ro4" style:family="table-row">
      <style:table-row-properties style:row-height="9.451cm" fo:break-before="auto" style:use-optimal-row-height="true"/>
    </style:style>
    <style:style style:name="ro5" style:family="table-row">
      <style:table-row-properties style:row-height="6.687cm" fo:break-before="auto" style:use-optimal-row-height="true"/>
    </style:style>
    <style:style style:name="ro6" style:family="table-row">
      <style:table-row-properties style:row-height="10.557cm" fo:break-before="auto" style:use-optimal-row-height="true"/>
    </style:style>
    <style:style style:name="ro7" style:family="table-row">
      <style:table-row-properties style:row-height="6.13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8.897cm" fo:break-before="auto" style:use-optimal-row-height="true"/>
    </style:style>
    <style:style style:name="ro10" style:family="table-row">
      <style:table-row-properties style:row-height="7.791cm" fo:break-before="auto" style:use-optimal-row-height="true"/>
    </style:style>
    <style:style style:name="ro11" style:family="table-row">
      <style:table-row-properties style:row-height="5.027cm" fo:break-before="auto" style:use-optimal-row-height="true"/>
    </style:style>
    <style:style style:name="ro12" style:family="table-row">
      <style:table-row-properties style:row-height="5.581cm" fo:break-before="auto" style:use-optimal-row-height="true"/>
    </style:style>
    <style:style style:name="ro13" style:family="table-row">
      <style:table-row-properties style:row-height="4.4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column table:style-name="co5" table:default-cell-style-name="ce11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8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prise_api/core/settings/__init__.py:34</text:p>
          </table:table-cell>
          <table:table-cell office:value-type="string" calcext:value-type="string">
            <text:p>SECRET_KEY = os.environ.get("SECRET_KEY", "+reua88v8rs4j!bcfdtinb-f0edxazf!$x_q1g7jtgckxd7gi=")</text:p>
          </table:table-cell>
          <table:table-cell office:value-type="string" calcext:value-type="string">
            <text:p>Использование жестко закодированного секрета по умолчанию. Если пользователь не установит переменную окружения, используется публично известный ключ. Это позволяет подделывать сессии и подписи.</text:p>
          </table:table-cell>
          <table:table-cell office:value-type="string" calcext:value-type="string">
            <text:p>CWE-798: Use of Hard-coded Credentials</text:p>
          </table:table-cell>
          <table:table-cell office:value-type="string" calcext:value-type="string">
            <text:p>Обязательно выбрасывать ошибку (raise error), если SECRET_KEY не найден в переменных окружения в продакшн-режиме, либо генерировать его динамически при старте, если персистентность сессий не важна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/>
          <table:table-cell office:value-type="string" calcext:value-type="string">
            <text:p>apprise_api/core/settings/__init__.py:58</text:p>
          </table:table-cell>
          <table:table-cell office:value-type="string" calcext:value-type="string">
            <text:p>ALLOWED_HOSTS = os.environ.get("ALLOWED_HOSTS", "*").split(" ")</text:p>
          </table:table-cell>
          <table:table-cell office:value-type="string" calcext:value-type="string">
            <text:p>Небезопасная конфигурация хостов. Значение по умолчанию * позволяет атакующему выполнять атаки с подменой заголовка Host (Host Header Injection), что может привести к отравлению кеша или ссылок сброса пароля.</text:p>
          </table:table-cell>
          <table:table-cell office:value-type="string" calcext:value-type="string">
            <text:p>CWE-20: Improper Input Validation (Configuration)</text:p>
          </table:table-cell>
          <table:table-cell office:value-type="string" calcext:value-type="string">
            <text:p>Установить безопасное значение по умолчанию (пустой список) или требовать явного указания разрешенных доменов при развертывании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apprise_api/api/utils.py:725</text:p>
          </table:table-cell>
          <table:table-cell office:value-type="string" calcext:value-type="string">
            <text:p>h.update(datetime.now().strftime("%Y%m%d%H%M%S%f").encode("utf-8"))</text:p>
          </table:table-cell>
          <table:table-cell office:value-type="string" calcext:value-type="string">
            <text:p>Использование предсказуемого источника энтропии. Использование текущего времени (datetime.now) для генерации уникального ID конфигурации (gen_unique_config_id) является предсказуемым. Если атакующий знает примерное время создания, он может перебрать ID.</text:p>
          </table:table-cell>
          <table:table-cell office:value-type="string" calcext:value-type="string">
            <text:p>CWE-338: Use of Cryptographically Weak Pseudo-Random Number Generator (PRNG)</text:p>
          </table:table-cell>
          <table:table-cell office:value-type="string" calcext:value-type="string">
            <text:p>Использовать модуль secrets (Python 3.6+) или os.urandom() для генерации соли/энтропии вместо времени. Пример: secrets.token_hex(16)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apprise_api/api/views.py:1010</text:p>
          </table:table-cell>
          <table:table-cell office:value-type="string" calcext:value-type="string">
            <text:p>with apprise.LogCapture(level=level, fmt=fmt) as logs:</text:p>
          </table:table-cell>
          <table:table-cell office:value-type="string" calcext:value-type="string">
            <text:p>Потенциальная утечка секретов в логи. Пользователь может управлять уровнем логирования через заголовок X-Apprise-Log-Level. Если установить уровень DEBUG, в ответ API могут попасть чувствительные данные (токены, пароли), которые Apprise передает плагинам.</text:p>
          </table:table-cell>
          <table:table-cell office:value-type="string" calcext:value-type="string">
            <text:p>CWE-532: Insertion of Sensitive Information into Log File</text:p>
          </table:table-cell>
          <table:table-cell office:value-type="string" calcext:value-type="string">
            <text:p>Принудительно очищать или маскировать чувствительные данные в логах перед возвратом их в ответе API. Ограничить возможность установки уровня DEBUG для обычных пользователей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apprise_api/core/middleware/config.py:66</text:p>
          </table:table-cell>
          <table:table-cell office:value-type="string" calcext:value-type="string">
            <text:p>response.set_cookie("key", config, expires=expires)</text:p>
          </table:table-cell>
          <table:table-cell office:value-type="string" calcext:value-type="string">
            <text:p>Небезопасная установка Cookie. Куки устанавливаются без флагов Secure, HttpOnly и SameSite. Это делает их уязвимыми для перехвата (MITM) и доступа через XSS.</text:p>
          </table:table-cell>
          <table:table-cell office:value-type="string" calcext:value-type="string">
            <text:p>CWE-1004 / CWE-614: Sensitive Cookie Without 'HttpOnly'/'Secure' Flag</text:p>
          </table:table-cell>
          <table:table-cell office:value-type="string" calcext:value-type="string">
            <text:p>Добавить параметры: secure=True (если HTTPS), httponly=True, samesite='Lax' или 'Strict'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apprise_api/api/utils.py:648</text:p>
          </table:table-cell>
          <table:table-cell office:value-type="string" calcext:value-type="string">
            <text:p>encoded_key = hashlib.sha224(self.salt + key.encode()).hexdigest()</text:p>
          </table:table-cell>
          <table:table-cell office:value-type="string" calcext:value-type="string">
            <text:p>Использование слабого (нестандартного) алгоритма хеширования. Использование SHA-224 не является критически уязвимым, но SHA-256 является индустриальным стандартом. SHA-224 обеспечивает меньший запас прочности.</text:p>
          </table:table-cell>
          <table:table-cell office:value-type="string" calcext:value-type="string">
            <text:p>CWE-328: Use of Weak Hash</text:p>
          </table:table-cell>
          <table:table-cell office:value-type="string" calcext:value-type="string">
            <text:p>Заменить hashlib.sha224 на hashlib.sha256 для соответствия современным стандартам безопасности.</text:p>
          </table:table-cell>
          <table:table-cell office:value-type="string" calcext:value-type="string">
            <text:p>ЛС</text:p>
          </table:table-cell>
        </table:table-row>
        <table:table-row table:style-name="ro6">
          <table:table-cell/>
          <table:table-cell office:value-type="string" calcext:value-type="string">
            <text:p>apprise_api/api/utils.py:249</text:p>
          </table:table-cell>
          <table:table-cell office:value-type="string" calcext:value-type="string">
            <text:p>if not ATTACH_URL_FILTER.is_allowed(entry):</text:p>
          </table:table-cell>
          <table:table-cell office:value-type="string" calcext:value-type="string">
            <text:p>Риск SSRF (Server-Side Request Forgery). Хотя используется фильтр, он базируется на черных списках (deny list) в settings.APPRISE_ATTACH_DENY_URLS (по умолчанию localhost). Черные списки часто можно обойти (например, через IPv6 [::1], DNS rebinding или десятичные IP).</text:p>
          </table:table-cell>
          <table:table-cell office:value-type="string" calcext:value-type="string">
            <text:p>CWE-918: Server-Side Request Forgery (SSRF)</text:p>
          </table:table-cell>
          <table:table-cell office:value-type="string" calcext:value-type="string">
            <text:p>Использовать строгие белые списки (Allow List) для доменов, если это возможно. В противном случае, убедиться, что DNS резолвинг происходит до проверки, чтобы избежать DNS Rebinding атак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/>
          <table:table-cell office:value-type="string" calcext:value-type="string">
            <text:p>apprise_api/api/views.py:275</text:p>
          </table:table-cell>
          <table:table-cell office:value-type="string" calcext:value-type="string">
            <text:p>content = json.loads(request.body.decode("utf-8"))</text:p>
          </table:table-cell>
          <table:table-cell office:value-type="string" calcext:value-type="string">
            <text:p>Потенциал для DoS (Memory Exhaustion). Загрузка всего тела запроса в память перед парсингом JSON. Если DATA_UPLOAD_MAX_MEMORY_SIZE (в settings.py) настроен слишком высоко, это может вызвать OOM (Out Of Memory).</text:p>
          </table:table-cell>
          <table:table-cell office:value-type="string" calcext:value-type="string">
            <text:p>Эвристика AI: Resource Exhaustion</text:p>
          </table:table-cell>
          <table:table-cell office:value-type="string" calcext:value-type="string">
            <text:p>Убедиться, что DATA_UPLOAD_MAX_MEMORY_SIZE (строка 168 в settings) имеет разумное ограничение (по умолчанию 3MB — это безопасно, но стоит контролировать при увеличении)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apprise_api/api/views.py:839</text:p>
          </table:table-cell>
          <table:table-cell office:value-type="string" calcext:value-type="string">
            <text:p>group = TAG_AND_DELIM_RE.split(tag)</text:p>
          </table:table-cell>
          <table:table-cell office:value-type="string" calcext:value-type="string">
            <text:p>Риск ReDoS (Regular Expression Denial of Service). Регулярные выражения для парсинга тегов (TAG_VALIDATION_RE, TAG_DETECT_RE) применяются к пользовательскому вводу. Сложные вложенные квантификаторы могут привести к зависанию процесса.</text:p>
          </table:table-cell>
          <table:table-cell office:value-type="string" calcext:value-type="string">
            <text:p>Эвристика AI: ReDoS</text:p>
          </table:table-cell>
          <table:table-cell office:value-type="string" calcext:value-type="string">
            <text:p>Использовать таймауты для regex операций или переписать логику парсинга тегов без использования сложных регулярных выражений (использовать простые методы строк split, strip)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apprise_api/core/middleware/theme.py:63</text:p>
          </table:table-cell>
          <table:table-cell office:value-type="string" calcext:value-type="string">
            <text:p>response.set_cookie("theme", theme, expires=expires)</text:p>
          </table:table-cell>
          <table:table-cell office:value-type="string" calcext:value-type="string">
            <text:p>Небезопасная установка Cookie (Theme). Аналогично с config.py, кука темы устанавливается без флагов безопасности. Хоть данные и не критичны, это плохая практика.</text:p>
          </table:table-cell>
          <table:table-cell office:value-type="string" calcext:value-type="string">
            <text:p>CWE-1004: Sensitive Cookie Without 'HttpOnly' Flag</text:p>
          </table:table-cell>
          <table:table-cell office:value-type="string" calcext:value-type="string">
            <text:p>Добавить httponly=True, samesite='Lax'.</text:p>
          </table:table-cell>
          <table:table-cell office:value-type="string" calcext:value-type="string">
            <text:p>ЛС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1"/>
        <table:table-column table:style-name="co12" table:default-cell-style-name="ce3"/>
        <table:table-column table:style-name="co7" table:default-cell-style-name="Default"/>
        <table:table-row table:style-name="ro1">
          <table:table-cell table:style-name="ce8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core/settings/__init__.py</text:p>
          </table:table-cell>
          <table:table-cell office:value-type="string" calcext:value-type="string">
            <text:p>SECRET_KEY = os.environ.get("SECRET_KEY", "+reua88v8...gi=") </text:p>
            <text:p>apprise-api</text:p>
          </table:table-cell>
          <table:table-cell office:value-type="string" calcext:value-type="string">
            <text:p>Жёстко зашитое значение секретного ключа по умолчанию: если переменная окружения не задана, приложение использует известную строку. Это приводит к компрометации подписи сессий/токенов и делает прочие крипто-операции предсказуемыми.</text:p>
          </table:table-cell>
          <table:table-cell office:value-type="string" calcext:value-type="string">
            <text:p>CWE-798 — Use of Hard-coded Credentials (Hard-coded secret)</text:p>
          </table:table-cell>
          <table:table-cell office:value-type="string" calcext:value-type="string">
            <text:p>Убрать значение по умолчанию; заставлять проставлять SECRET_KEY в окружении на этапе деплоя. При необходимости — валидировать его наличие и завершать запуск при отсутствии. Хранить секреты в секретном хранилище / vault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office:value-type="string" calcext:value-type="string">
            <text:p>api/utils.py: gen_unique_config_id()</text:p>
          </table:table-cell>
          <table:table-cell office:value-type="string" calcext:value-type="string">
            <text:p>h.update(datetime.now().strftime("%Y%m%d%H%M%S%f").encode("utf-8")) + h.update(settings.SECRET_KEY.encode("utf-8")) → return h.hexdigest() </text:p>
            <text:p>apprise-api</text:p>
          </table:table-cell>
          <table:table-cell office:value-type="string" calcext:value-type="string">
            <text:p>Генерация идентификатора опирается на текущее время + SECRET_KEY. При известном/предсказуемом SECRET_KEY (см. предыдущий пункт) и на основе времени — ID становится предсказуемым (возможны перебор/сканирование).</text:p>
          </table:table-cell>
          <table:table-cell office:value-type="string" calcext:value-type="string">
            <text:p>CWE-330 / Эвристика AI — Use of Insufficiently Random Values (Predictable token)</text:p>
          </table:table-cell>
          <table:table-cell office:value-type="string" calcext:value-type="string">
            <text:p>Использовать крипто-стойкие случайные значения: secrets.token_urlsafe() или secrets.token_hex(). Не конструировать токены из только времени и потенциально-предсказуемых значений. Если нужен детерминированный id — расширить источник энтропии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api/utils.py: parse_attachments()</text:p>
          </table:table-cell>
          <table:table-cell office:value-type="string" calcext:value-type="string">
            <text:p>if not re.match(r"^https?://.+", entry[:10], re.I): </text:p>
            <text:p>apprise-api</text:p>
          </table:table-cell>
          <table:table-cell office:value-type="string" calcext:value-type="string">
            <text:p>Неправильная проверка URL: регулярное выражение применяется к entry[:10] — первые 10 символов строки. Это даёт ложные отрицания (корректные URL могут быть обрезаны и отвергнуты) и логическую путаницу при определении типа attachment.</text:p>
          </table:table-cell>
          <table:table-cell office:value-type="string" calcext:value-type="string">
            <text:p>Эвристика AI / Logic Flaw — Input validation bug</text:p>
          </table:table-cell>
          <table:table-cell office:value-type="string" calcext:value-type="string">
            <text:p>Проверять весь URL (не урезая строку). Лучше — парсить URL через urllib.parse или использовать apprise/requests парсеры. Упростить условие: if not re.match(r"^https?://", entry, re.I): и/или urllib.parse.urlparse(entry).scheme in ("http","https")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office:value-type="string" calcext:value-type="string">
            <text:p>api/utils.py: parse_attachments()</text:p>
          </table:table-cell>
          <table:table-cell office:value-type="string" calcext:value-type="string">
            <text:p>f.write(base64.b64decode(entry[AttachmentPayload.BASE64])) </text:p>
            <text:p>apprise-api</text:p>
          </table:table-cell>
          <table:table-cell office:value-type="string" calcext:value-type="string">
            <text:p>Декодирование base64 целиком в память перед записью на диск: при подаче очень большого base64-поля можно вызвать потребление памяти/DoS до проверки максимального размера файла. Проверка размера выполняется после записи.</text:p>
          </table:table-cell>
          <table:table-cell office:value-type="string" calcext:value-type="string">
            <text:p>Эвристика AI — Resource exhaustion / DoS (memory)</text:p>
          </table:table-cell>
          <table:table-cell office:value-type="string" calcext:value-type="string">
            <text:p>Ограничивать входную длину base64 до заранее определённого предела до декодирования. Использовать потоковую декодировку (например, base64.b64decode по кускам) и/или сохранять декодированные данные в временный файл, проверять размер на лету и прерывать при превышении лимита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api/urlfilter.py: _compile_url_token()</text:p>
          </table:table-cell>
          <table:table-cell office:value-type="string" calcext:value-type="string">
            <text:p>if path.endswith("*"): ... regex += self._wildcard_to_regex(path[:-1]) + "([^/]+/?)" </text:p>
            <text:p>apprise-api</text:p>
          </table:table-cell>
          <table:table-cell office:value-type="string" calcext:value-type="string">
            <text:p>Некорректная семантика wildcard * в пути: код превращает * в ([^/]+/?) — это соответствует одному сегменту, а не произвольной последовательности. Это логическая ошибка и может приводить к ложным попаданиям/пропуску и к сложным regex-выражениям (потенциальный ReDoS).</text:p>
          </table:table-cell>
          <table:table-cell office:value-type="string" calcext:value-type="string">
            <text:p>Эвристика AI / Logic Flaw / ReDoS risk</text:p>
          </table:table-cell>
          <table:table-cell office:value-type="string" calcext:value-type="string">
            <text:p>Переписать обработку *: если ожидаете «всё после префикса», использовать .* (с учётом экранирования) или явное сравнение префиксов через startswith. Для путей лучше разбирать URL и сравнивать компоненты, чем строить сложные обратные регулярные выражения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api/urlfilter.py: _wildcard_to_regex()</text:p>
          </table:table-cell>
          <table:table-cell office:value-type="string" calcext:value-type="string">
            <text:p>for char in pattern: if char == "*": regex += r"[^/]+/?" ... elif char == "?": regex += r"[^/]" </text:p>
            <text:p>apprise-api</text:p>
          </table:table-cell>
          <table:table-cell office:value-type="string" calcext:value-type="string">
            <text:p>Сложное ручное трансформирование масок в регулярки + смешанная логика для */? создаёт неоднозначное поведение и может породить тяжёлые regex-выражения (катастрофическое backtracking) при некорректных паттернах, особенно если список правил контролируется не только доверенным админом.</text:p>
          </table:table-cell>
          <table:table-cell office:value-type="string" calcext:value-type="string">
            <text:p>Эвристика AI — Potential ReDoS (Regular expression Denial of Service)</text:p>
          </table:table-cell>
          <table:table-cell office:value-type="string" calcext:value-type="string">
            <text:p>Ограничивать длину/сложность правил, валидировать/экранировать входные маски. Рассмотреть замену regex-подхода на безопасный fnmatch/компонентный матчинг host/path после urllib.parse, или сгенерировать линейные проверки (префикс/суффикс) вместо вложенных квантификаторов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/>
          <table:table-cell office:value-type="string" calcext:value-type="string">
            <text:p>api/urlfilter.py: комментарий vs поведение</text:p>
          </table:table-cell>
          <table:table-cell office:value-type="string" calcext:value-type="string">
            <text:p>коммент: Note: When matching host-based tokens, we require that the URL's scheme is exactly "http". — реализация не проверяет схему при host-based token. </text:p>
            <text:p>apprise-api</text:p>
          </table:table-cell>
          <table:table-cell office:value-type="string" calcext:value-type="string">
            <text:p>Комментарий и реализация расходятся: правило говорит про обязательную схему http, но при host-based токенах код проверяет только netloc. Это рассогласование логики может привести к неожиданным разрешениям/блокировкам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Привести реализацию в соответствие с документацией: либо убрать упоминание про обязательную схему, либо при host-based token дополнительно проверять parsed['schema'] (или parsed['scheme']) и потребовать http/https как нужно. Добавить тесты покрывающие эти случаи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office:value-type="string" calcext:value-type="string">
            <text:p>api/utils.py</text:p>
          </table:table-cell>
          <table:table-cell office:value-type="string" calcext:value-type="string">
            <text:p>class Attachment: ... def __del__(self): if self.delete and self._path: with suppress(FileNotFoundError): os.remove(self._path) </text:p>
            <text:p>apprise-api</text:p>
          </table:table-cell>
          <table:table-cell office:value-type="string" calcext:value-type="string">
            <text:p>Очистка временных файлов в __del__ ненадёжна: время вызова деструктора в CPython/other интерпретаторах не детерминировано — файлы могут остаться, если объект живёт долго или процесс аварийно завершился. Возможен утёк временных файлов (resource leak).</text:p>
          </table:table-cell>
          <table:table-cell office:value-type="string" calcext:value-type="string">
            <text:p>Эвристика AI — Resource leak / Reliability issue</text:p>
          </table:table-cell>
          <table:table-cell office:value-type="string" calcext:value-type="string">
            <text:p>Использовать явные менеджеры контекста, atexit-регистрацию, фоновые задачи/cron для очистки старых файлов, или явный close()/cleanup() API, который вызывается после использования. Не полагаться только на __del__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core/settings/__init__.py</text:p>
          </table:table-cell>
          <table:table-cell office:value-type="string" calcext:value-type="string">
            <text:p>ALLOWED_HOSTS = os.environ.get("ALLOWED_HOSTS", "*").split(" ") </text:p>
            <text:p>apprise-api</text:p>
          </table:table-cell>
          <table:table-cell office:value-type="string" calcext:value-type="string">
            <text:p>По умолчанию ALLOWED_HOSTS задано как * — это небезопасная конфигурация в Django, открывает приложение для host-header атак и возможного формирования некорректных абсолютных URL (trusting Host заголовка).</text:p>
          </table:table-cell>
          <table:table-cell office:value-type="string" calcext:value-type="string">
            <text:p>Эвристика AI — Insecure default configuration (Host header / Host validation)</text:p>
          </table:table-cell>
          <table:table-cell office:value-type="string" calcext:value-type="string">
            <text:p>По умолчанию требовать явной настройки ALLOWED_HOSTS в окружении; при отсутствии — отказать запуску или установить пустой список и логировать ошибку. Документировать требование в руководстве по деплою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Default"/>
        <table:table-row table:style-name="ro1">
          <table:table-cell table:style-name="ce8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api/views.py</text:p>
          </table:table-cell>
          <table:table-cell office:value-type="string" calcext:value-type="string">
            <text:p>uid = request.headers.get("X-Apprise-ID", "").strip()\nif uid:\n kwargs["_uid"] = uid</text:p>
          </table:table-cell>
          <table:table-cell office:value-type="string" calcext:value-type="string">
            <text:p>Отсутствует валидация значения X-Apprise-ID из заголовка запроса, что может привести к инъекции произвольных значений в конфигурацию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Добавить строгую валидацию формата _uid с использованием регулярных выражений и ограничением длины. Отклонять запросы с недопустимыми символами или слишком длинными значениями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api/utils.py</text:p>
          </table:table-cell>
          <table:table-cell office:value-type="string" calcext:value-type="string">
            <text:p># Local files are not allowed\nattachment_payload = "file:///etc/hosts"\nwith self.assertRaises(ValueError):\n parse_attachments(attachment_payload, {})</text:p>
          </table:table-cell>
          <table:table-cell office:value-type="string" calcext:value-type="string">
            <text:p>Отсутствие полной защиты от path traversal при обработке вложений. Хотя локальные файлы запрещены, возможны атаки через URL-схемы и относительные пути.</text:p>
          </table:table-cell>
          <table:table-cell office:value-type="string" calcext:value-type="string">
            <text:p>CWE-22: Path Traversal</text:p>
          </table:table-cell>
          <table:table-cell office:value-type="string" calcext:value-type="string">
            <text:p>Реализовать строгую валидацию URL вложений с использованием белого списка допустимых доменов и протоколов. Добавить нормализацию путей и проверку, что результирующий путь остается внутри разрешенной директории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api/views.py</text:p>
          </table:table-cell>
          <table:table-cell office:value-type="string" calcext:value-type="string">
            <text:p>recursion = request.POST.get("recursion", "").strip()\nif recursion:\n try:\n kwargs["_recursion"] = recursion</text:p>
          </table:table-cell>
          <table:table-cell office:value-type="string" calcext:value-type="string">
            <text:p>Отсутствует валидация значения параметра рекурсии, что может привести к бесконечной рекурсии, переполнению стека или DoS-атакам</text:p>
          </table:table-cell>
          <table:table-cell office:value-type="string" calcext:value-type="string">
            <text:p>Эвристика AI / CWE-400: Недостаточная проверка ввода</text:p>
          </table:table-cell>
          <table:table-cell office:value-type="string" calcext:value-type="string">
            <text:p>Установить строгое максимальное значение для параметра рекурсии (например, 5), проверять, что входное значение является целым числом в допустимом диапазоне, и использовать безопасные значения по умолчанию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api/utils.py</text:p>
          </table:table-cell>
          <table:table-cell office:value-type="string" calcext:value-type="string">
            <text:p>with patch("os.makedirs") as mock_mkdirs:\n mock_mkdirs.side_effect = OSError()\n response = self.client.post("/add/{}".format(key)</text:p>
          </table:table-cell>
          <table:table-cell office:value-type="string" calcext:value-type="string">
            <text:p>Некорректная обработка ошибок файловой системы в продакшен-коде, что может привести к раскрытию внутренней структуры приложения и отказу в обслуживании</text:p>
          </table:table-cell>
          <table:table-cell office:value-type="string" calcext:value-type="string">
            <text:p>CWE-754: Некорректная обработка исключений</text:p>
          </table:table-cell>
          <table:table-cell office:value-type="string" calcext:value-type="string">
            <text:p>Реализовать многоуровневую обработку ошибок с логированием только для администраторов, использовать понятные пользователю сообщения об ошибках без раскрытия технических деталей, и предусмотреть механизмы резервирования при сбоях файловой системы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apprise_api\core\middleware\config.py</text:p>
          </table:table-cell>
          <table:table-cell office:value-type="string" calcext:value-type="string">
            <text:p>config = request.COOKIES.get('key', settings.APPRISE_DEFAULT_CONFIG_ID)</text:p>
          </table:table-cell>
          <table:table-cell office:value-type="string" calcext:value-type="string">
            <text:p>Использование куки для хранения идентификатора конфигурации без надлежащей проверки подлинности и контроля доступа</text:p>
          </table:table-cell>
          <table:table-cell office:value-type="string" calcext:value-type="string">
            <text:p>CWE-285: Некорректная авторизация</text:p>
          </table:table-cell>
          <table:table-cell office:value-type="string" calcext:value-type="string">
            <text:p>Заменить хранение идентификаторов конфигурации в куки на сессионные механизмы с обязательной аутентификацией. Реализовать проверку прав доступа для каждой операции с конфигурацией на основе идентификатора пользователя, а не только ключа конфигурации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api/views.py</text:p>
          </table:table-cell>
          <table:table-cell office:value-type="string" calcext:value-type="string">
            <text:p>key = h.hexdigest()</text:p>
          </table:table-cell>
          <table:table-cell office:value-type="string" calcext:value-type="string">
            <text:p>Использование хеш-функции без соли и с потенциально небезопасными параметрами для генерации ключей</text:p>
          </table:table-cell>
          <table:table-cell office:value-type="string" calcext:value-type="string">
            <text:p>CWE-328: Использование слабого хеш-алгоритма</text:p>
          </table:table-cell>
          <table:table-cell office:value-type="string" calcext:value-type="string">
            <text:p>Использовать криптографически стойкие методы генерации ключей, такие как secrets.token_urlsafe(). Если необходимо хеширование, применять алгоритмы с солью и параметрами, устойчивыми к брутфорсу (bcrypt, scrypt, Argon2)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api/tests/test_attachment.py</text:p>
          </table:table-cell>
          <table:table-cell office:value-type="string" calcext:value-type="string">
            <text:p>attachment_payload = "https://myserver/garbage/abcd1.png"</text:p>
          </table:table-cell>
          <table:table-cell office:value-type="string" calcext:value-type="string">
            <text:p>Тестовый код демонстрирует отсутствие валидации URL-адресов вложений, что в продакшене может привести к SSRF-атакам</text:p>
          </table:table-cell>
          <table:table-cell office:value-type="string" calcext:value-type="string">
            <text:p>Эвристика AI / CWE-918: Server-Side Request Forgery</text:p>
          </table:table-cell>
          <table:table-cell office:value-type="string" calcext:value-type="string">
            <text:p>Реализовать белый список разрешенных доменов для URL-вложений. Добавить проверку IP-адресов, чтобы предотвратить обращение к внутренним ресурсам. Использовать прокси или sandbox для загрузки внешних ресурсов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apprise_api\core\settings_init_.py</text:p>
          </table:table-cell>
          <table:table-cell office:value-type="string" calcext:value-type="string">
            <text:p>SECRET_KEY = os.environ.get("SECRET_KEY", "+reua88v8rs4j!bcfdtinb-f0edxazf!$x_q1g7jtgckxd7gi=")</text:p>
          </table:table-cell>
          <table:table-cell office:value-type="string" calcext:value-type="string">
            <text:p>Жестко заданный секретный ключ по умолчанию в настройках Django</text:p>
          </table:table-cell>
          <table:table-cell office:value-type="string" calcext:value-type="string">
            <text:p>CWE-798: Использование жестко заданных учетных данных</text:p>
          </table:table-cell>
          <table:table-cell office:value-type="string" calcext:value-type="string">
            <text:p>Убрать значение по умолчанию для SECRET_KEY полностью и требовать его установки через переменные окружения при запуске приложения. Добавить проверку длины и сложности ключа при инициализации приложения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api/views.py</text:p>
          </table:table-cell>
          <table:table-cell office:value-type="string" calcext:value-type="string">
            <text:p>response = self.client.post("/del/{}".format(key))</text:p>
          </table:table-cell>
          <table:table-cell office:value-type="string" calcext:value-type="string">
            <text:p>Использование форматирования строк для построения URL без валидации ключа, что может привести к path traversal</text:p>
          </table:table-cell>
          <table:table-cell office:value-type="string" calcext:value-type="string">
            <text:p>CWE-22: Path Traversal</text:p>
          </table:table-cell>
          <table:table-cell office:value-type="string" calcext:value-type="string">
            <text:p>Валидировать формат ключа перед использованием с помощью регулярных выражений (только разрешенные символы). Использовать параметризованные URL-шаблоны Django вместо прямого форматирования строк для генерации URL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api/utils.py</text:p>
          </table:table-cell>
          <table:table-cell office:value-type="string" calcext:value-type="string">
            <text:p>content = "mailto://test:pass@gmail.com"</text:p>
          </table:table-cell>
          <table:table-cell office:value-type="string" calcext:value-type="string">
            <text:p>В тестах и примерах используются учетные данные, что может привести к их случайному использованию в продакшене</text:p>
          </table:table-cell>
          <table:table-cell office:value-type="string" calcext:value-type="string">
            <text:p>CWE-532: Вставка конфиденциальной информации в логи</text:p>
          </table:table-cell>
          <table:table-cell office:value-type="string" calcext:value-type="string">
            <text:p>Заменить все учетные данные в тестах и примерах на защищенные значения (например, "<text:a xlink:href="mailto:user@example.com" xlink:type="simple">user@example.com</text:a>" вместо реальных почт и паролей). Использовать специальные тестовые учетные записи с ограниченными правами и мониторингом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api/views.py</text:p>
          </table:table-cell>
          <table:table-cell office:value-type="string" calcext:value-type="string">
            <text:p>with patch("gzip.open", side_effect=OSError):</text:p>
          </table:table-cell>
          <table:table-cell office:value-type="string" calcext:value-type="string">
            <text:p>Отсутствие ограничений на размер обрабатываемых конфигураций и вложений, что может привести к атакам типа "бомба zip" или переполнению памяти</text:p>
          </table:table-cell>
          <table:table-cell office:value-type="string" calcext:value-type="string">
            <text:p>CWE-409: Недостаточная обработка опасных входных данных</text:p>
          </table:table-cell>
          <table:table-cell office:value-type="string" calcext:value-type="string">
            <text:p>Установить жесткие лимиты на размер загружаемых конфигураций и вложений. Реализовать проверку коэффициента сжатия для gzip-файлов. Использовать потоковую обработку больших файлов с ограничением потребляемой памяти.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0:53:43.538346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8:55:31.406357800</meta:creation-date>
    <dc:date>2025-12-01T01:50:00.997386700</dc:date>
    <meta:editing-duration>PT1H10M31S</meta:editing-duration>
    <meta:editing-cycles>6</meta:editing-cycles>
    <meta:generator>LibreOffice/25.2.6.2$Windows_X86_64 LibreOffice_project/729c5bfe710f5eb71ed3bbde9e06a6065e9c6c5d</meta:generator>
    <meta:document-statistic meta:table-count="3" meta:cell-count="201" meta:object-count="0"/>
  </office:meta>
</office:document-meta>
</file>